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BMW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6.22">
            <text:p>96,22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9">
            <text:p>9,00%</text:p>
          </table:table-cell>
          <table:table-cell table:style-name="Default"/>
          <table:table-cell table:style-name="ce5" table:formula="of:=[.D20]+[.D19]" office:value-type="currency" office:currency="EUR" office:value="226.370489099896">
            <text:p>226,37 €</text:p>
          </table:table-cell>
          <table:table-cell table:style-name="ce5" table:formula="of:=[.F2]-[.B3]/[.B4]" office:value-type="currency" office:currency="EUR" office:value="226.370489099896">
            <text:p>226,37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G19]+[.G20]" office:value-type="currency" office:currency="EUR" office:value="137.88843859364">
            <text:p>137,89 €</text:p>
          </table:table-cell>
          <table:table-cell table:formula="of:=[.F3]-[.B3]/[.B4]" office:value-type="currency" office:currency="EUR" office:value="137.88843859364">
            <text:p>137,89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141.138638864145">
            <text:p>141,14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602">
            <text:p>0,602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3">
            <text:p>13,00%</text:p>
          </table:table-cell>
          <table:table-cell table:style-name="Default"/>
          <table:table-cell table:style-name="ce14" table:formula="of:=[.J19]+[.J20]" office:value-type="currency" office:currency="EUR" office:value="65.6573894399111">
            <text:p>65,66 €</text:p>
          </table:table-cell>
          <table:table-cell table:style-name="ce14" table:formula="of:=[.F4]-[.B3]/[.B4]" office:value-type="currency" office:currency="EUR" office:value="65.6573894399111">
            <text:p>65,66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8.16">
            <text:p>18,16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9.08">
            <text:p>9,08 €</text:p>
          </table:table-cell>
          <table:table-cell table:style-name="ce7"/>
          <table:table-cell table:formula="of:=[.B8]/(1+[.D2])^(1/4)" office:value-type="currency" office:currency="EUR" office:value="8.88646887362225">
            <text:p>8,89 €</text:p>
          </table:table-cell>
          <table:table-cell table:formula="of:=[.B5]/2" office:value-type="currency" office:currency="EUR" office:value="9.08">
            <text:p>9,08 €</text:p>
          </table:table-cell>
          <table:table-cell table:style-name="ce8"/>
          <table:table-cell table:formula="of:=[.E8]/(1+[.D3])^(1/4)" office:value-type="currency" office:currency="EUR" office:value="8.84616638895114">
            <text:p>8,85 €</text:p>
          </table:table-cell>
          <table:table-cell table:formula="of:=[.B5]/2" office:value-type="currency" office:currency="EUR" office:value="9.08">
            <text:p>9,08 €</text:p>
          </table:table-cell>
          <table:table-cell table:style-name="ce9"/>
          <table:table-cell table:formula="of:=[.H8]/(1+[.D4])^(1/4)" office:value-type="currency" office:currency="EUR" office:value="8.80676155025793">
            <text:p>8,8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5.9808">
            <text:p>15,98 €</text:p>
          </table:table-cell>
          <table:table-cell office:value-type="percentage" office:value="-0.12">
            <text:p>-12,00%</text:p>
          </table:table-cell>
          <table:table-cell table:formula="of:=[.B9]/(1+[.$D$2])^[.A9]" office:value-type="currency" office:currency="EUR" office:value="14.6612844036697">
            <text:p>14,66 €</text:p>
          </table:table-cell>
          <table:table-cell table:formula="of:=[.B5]*(1+[.F9])" office:value-type="currency" office:currency="EUR" office:value="15.6176">
            <text:p>15,62 €</text:p>
          </table:table-cell>
          <table:table-cell office:value-type="percentage" office:value="-0.14">
            <text:p>-14,00%</text:p>
          </table:table-cell>
          <table:table-cell table:formula="of:=[.E9]/(1+[.$D$3])^[.A9]" office:value-type="currency" office:currency="EUR" office:value="14.0699099099099">
            <text:p>14,07 €</text:p>
          </table:table-cell>
          <table:table-cell table:formula="of:=[.B5]*(1+[.I9])" office:value-type="currency" office:currency="EUR" office:value="12.712">
            <text:p>12,71 €</text:p>
          </table:table-cell>
          <table:table-cell office:value-type="percentage" office:value="-0.3">
            <text:p>-30,00%</text:p>
          </table:table-cell>
          <table:table-cell table:formula="of:=[.H9]/(1+[.$D$4])^[.A9]" office:value-type="currency" office:currency="EUR" office:value="11.2495575221239">
            <text:p>11,2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7.099456">
            <text:p>17,10 €</text:p>
          </table:table-cell>
          <table:table-cell office:value-type="percentage" office:value="0.07">
            <text:p>7,00%</text:p>
          </table:table-cell>
          <table:table-cell table:formula="of:=[.B10]/(1+[.$D$2])^[.A10]" office:value-type="currency" office:currency="EUR" office:value="14.3922700109418">
            <text:p>14,39 €</text:p>
          </table:table-cell>
          <table:table-cell table:formula="of:=[.E9]*(1+[.F10])" office:value-type="currency" office:currency="EUR" office:value="16.39848">
            <text:p>16,40 €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EUR" office:value="13.309374239104">
            <text:p>13,31 €</text:p>
          </table:table-cell>
          <table:table-cell table:formula="of:=[.H9]*(1+[.I10])" office:value-type="currency" office:currency="EUR" office:value="12.712">
            <text:p>12,71 €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EUR" office:value="9.9553606390477">
            <text:p>9,96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7.78343424">
            <text:p>17,78 €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EUR" office:value="13.7320741388803">
            <text:p>13,73 €</text:p>
          </table:table-cell>
          <table:table-cell table:formula="of:=[.E10]*(1+[.F11])" office:value-type="currency" office:currency="EUR" office:value="15.578556">
            <text:p>15,58 €</text:p>
          </table:table-cell>
          <table:table-cell office:value-type="percentage" office:value="-0.05">
            <text:p>-5,00%</text:p>
          </table:table-cell>
          <table:table-cell table:formula="of:=[.E11]/(1+[.$D$3])^[.A11]" office:value-type="currency" office:currency="EUR" office:value="11.3909058803142">
            <text:p>11,39 €</text:p>
          </table:table-cell>
          <table:table-cell table:formula="of:=[.H10]*(1+[.I11])" office:value-type="currency" office:currency="EUR" office:value="11.4408">
            <text:p>11,44 €</text:p>
          </table:table-cell>
          <table:table-cell office:value-type="percentage" office:value="-0.1">
            <text:p>-10,00%</text:p>
          </table:table-cell>
          <table:table-cell table:formula="of:=[.H11]/(1+[.$D$4])^[.A11]" office:value-type="currency" office:currency="EUR" office:value="7.92904829658666">
            <text:p>7,93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8.4947716096">
            <text:p>18,49 €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EUR" office:value="13.1021624811335">
            <text:p>13,10 €</text:p>
          </table:table-cell>
          <table:table-cell table:formula="of:=[.E11]*(1+[.F12])" office:value-type="currency" office:currency="EUR" office:value="14.7996282">
            <text:p>14,80 €</text:p>
          </table:table-cell>
          <table:table-cell office:value-type="percentage" office:value="-0.05">
            <text:p>-5,00%</text:p>
          </table:table-cell>
          <table:table-cell table:formula="of:=[.E12]/(1+[.$D$3])^[.A12]" office:value-type="currency" office:currency="EUR" office:value="9.74897350116981">
            <text:p>9,75 €</text:p>
          </table:table-cell>
          <table:table-cell table:formula="of:=[.H11]*(1+[.I12])" office:value-type="currency" office:currency="EUR" office:value="9.15264">
            <text:p>9,15 €</text:p>
          </table:table-cell>
          <table:table-cell office:value-type="percentage" office:value="-0.2">
            <text:p>-20,00%</text:p>
          </table:table-cell>
          <table:table-cell table:formula="of:=[.H12]/(1+[.$D$4])^[.A12]" office:value-type="currency" office:currency="EUR" office:value="5.61348551970737">
            <text:p>5,61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19.234562473984">
            <text:p>19,23 €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EUR" office:value="12.5011458535586">
            <text:p>12,50 €</text:p>
          </table:table-cell>
          <table:table-cell table:formula="of:=[.E12]*(1+[.F13])" office:value-type="currency" office:currency="EUR" office:value="14.05964679">
            <text:p>14,06 €</text:p>
          </table:table-cell>
          <table:table-cell office:value-type="percentage" office:value="-0.05">
            <text:p>-5,00%</text:p>
          </table:table-cell>
          <table:table-cell table:formula="of:=[.E13]/(1+[.$D$3])^[.A13]" office:value-type="currency" office:currency="EUR" office:value="8.34371605955975">
            <text:p>8,34 €</text:p>
          </table:table-cell>
          <table:table-cell table:formula="of:=[.H12]*(1+[.I13])" office:value-type="currency" office:currency="EUR" office:value="7.322112">
            <text:p>7,32 €</text:p>
          </table:table-cell>
          <table:table-cell office:value-type="percentage" office:value="-0.2">
            <text:p>-20,00%</text:p>
          </table:table-cell>
          <table:table-cell table:formula="of:=[.H13]/(1+[.$D$4])^[.A13]" office:value-type="currency" office:currency="EUR" office:value="3.97414904050079">
            <text:p>3,97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20.0039449729434">
            <text:p>20,00 €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EUR" office:value="11.9276987960559">
            <text:p>11,93 €</text:p>
          </table:table-cell>
          <table:table-cell table:formula="of:=[.E13]*(1+[.F14])" office:value-type="currency" office:currency="EUR" office:value="13.3566644505">
            <text:p>13,36 €</text:p>
          </table:table-cell>
          <table:table-cell office:value-type="percentage" office:value="-0.05">
            <text:p>-5,00%</text:p>
          </table:table-cell>
          <table:table-cell table:formula="of:=[.E14]/(1+[.$D$3])^[.A14]" office:value-type="currency" office:currency="EUR" office:value="7.14101824917276">
            <text:p>7,14 €</text:p>
          </table:table-cell>
          <table:table-cell table:formula="of:=[.H13]*(1+[.I14])" office:value-type="currency" office:currency="EUR" office:value="5.8576896">
            <text:p>5,86 €</text:p>
          </table:table-cell>
          <table:table-cell office:value-type="percentage" office:value="-0.2">
            <text:p>-20,00%</text:p>
          </table:table-cell>
          <table:table-cell table:formula="of:=[.H14]/(1+[.$D$4])^[.A14]" office:value-type="currency" office:currency="EUR" office:value="2.81355684283242">
            <text:p>2,81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20.8041027718611">
            <text:p>20,80 €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EUR" office:value="11.3805566494478">
            <text:p>11,38 €</text:p>
          </table:table-cell>
          <table:table-cell table:formula="of:=[.E14]*(1+[.F15])" office:value-type="currency" office:currency="EUR" office:value="12.688831227975">
            <text:p>12,69 €</text:p>
          </table:table-cell>
          <table:table-cell office:value-type="percentage" office:value="-0.05">
            <text:p>-5,00%</text:p>
          </table:table-cell>
          <table:table-cell table:formula="of:=[.E15]/(1+[.$D$3])^[.A15]" office:value-type="currency" office:currency="EUR" office:value="6.11168228532804">
            <text:p>6,11 €</text:p>
          </table:table-cell>
          <table:table-cell table:formula="of:=[.H14]*(1+[.I15])" office:value-type="currency" office:currency="EUR" office:value="4.68615168">
            <text:p>4,69 €</text:p>
          </table:table-cell>
          <table:table-cell office:value-type="percentage" office:value="-0.2">
            <text:p>-20,00%</text:p>
          </table:table-cell>
          <table:table-cell table:formula="of:=[.H15]/(1+[.$D$4])^[.A15]" office:value-type="currency" office:currency="EUR" office:value="1.99189864979287">
            <text:p>1,99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21.6362668827355">
            <text:p>21,64 €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EUR" office:value="10.8585127664456">
            <text:p>10,86 €</text:p>
          </table:table-cell>
          <table:table-cell table:formula="of:=[.E15]*(1+[.F16])" office:value-type="currency" office:currency="EUR" office:value="12.8157195402547">
            <text:p>12,82 €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EUR" office:value="5.56108027764082">
            <text:p>5,56 €</text:p>
          </table:table-cell>
          <table:table-cell table:formula="of:=[.H15]*(1+[.I16])" office:value-type="currency" office:currency="EUR" office:value="4.217536512">
            <text:p>4,22 €</text:p>
          </table:table-cell>
          <table:table-cell office:value-type="percentage" office:value="-0.1">
            <text:p>-10,00%</text:p>
          </table:table-cell>
          <table:table-cell table:formula="of:=[.H16]/(1+[.$D$4])^[.A16]" office:value-type="currency" office:currency="EUR" office:value="1.58646795116246">
            <text:p>1,59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22.501717558045">
            <text:p>22,50 €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EUR" office:value="10.3604158505536">
            <text:p>10,36 €</text:p>
          </table:table-cell>
          <table:table-cell table:formula="of:=[.E16]*(1+[.F17])" office:value-type="currency" office:currency="EUR" office:value="12.9438767356573">
            <text:p>12,94 €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EUR" office:value="5.06008205442994">
            <text:p>5,06 €</text:p>
          </table:table-cell>
          <table:table-cell table:formula="of:=[.H16]*(1+[.I17])" office:value-type="currency" office:currency="EUR" office:value="3.7957828608">
            <text:p>3,80 €</text:p>
          </table:table-cell>
          <table:table-cell office:value-type="percentage" office:value="-0.1">
            <text:p>-10,00%</text:p>
          </table:table-cell>
          <table:table-cell table:formula="of:=[.H17]/(1+[.$D$4])^[.A17]" office:value-type="currency" office:currency="EUR" office:value="1.26355854517364">
            <text:p>1,26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23.4017862603668">
            <text:p>23,40 €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EUR" office:value="9.88516741704197">
            <text:p>9,89 €</text:p>
          </table:table-cell>
          <table:table-cell table:formula="of:=[.E17]*(1+[.F18])" office:value-type="currency" office:currency="EUR" office:value="13.0733155030139">
            <text:p>13,07 €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EUR" office:value="4.6042188062831">
            <text:p>4,60 €</text:p>
          </table:table-cell>
          <table:table-cell table:formula="of:=[.H17]*(1+[.I18])" office:value-type="currency" office:currency="EUR" office:value="3.41620457472">
            <text:p>3,42 €</text:p>
          </table:table-cell>
          <table:table-cell office:value-type="percentage" office:value="-0.1">
            <text:p>-10,00%</text:p>
          </table:table-cell>
          <table:table-cell table:formula="of:=[.H18]/(1+[.$D$4])^[.A18]" office:value-type="currency" office:currency="EUR" office:value="1.00637406252768">
            <text:p>1,01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31.687757241351">
            <text:p>131,69 €</text:p>
          </table:table-cell>
          <table:table-cell/>
          <table:table-cell table:style-name="ce8"/>
          <table:table-cell table:formula="of:=SUM([.G8:.G18])" office:value-type="currency" office:currency="EUR" office:value="94.1871276518634">
            <text:p>94,19 €</text:p>
          </table:table-cell>
          <table:table-cell/>
          <table:table-cell table:style-name="ce9"/>
          <table:table-cell table:formula="of:=SUM([.J8:.J18])" office:value-type="currency" office:currency="EUR" office:value="56.1902186197134">
            <text:p>56,19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234.017862603668">
            <text:p>234,02 €</text:p>
          </table:table-cell>
          <table:table-cell table:style-name="ce7"/>
          <table:table-cell table:formula="of:=[.B20]/(1+[.D2])^([.A18]+1/2)" office:value-type="currency" office:currency="EUR" office:value="94.6827318585448">
            <text:p>94,68 €</text:p>
          </table:table-cell>
          <table:table-cell table:formula="of:=[.E18]*[.D5]" office:value-type="currency" office:currency="EUR" office:value="130.733155030139">
            <text:p>130,73 €</text:p>
          </table:table-cell>
          <table:table-cell table:style-name="ce8"/>
          <table:table-cell table:formula="of:=[.E20]/(1+[.D3])^([.A18]+1/2)" office:value-type="currency" office:currency="EUR" office:value="43.7013109417763">
            <text:p>43,70 €</text:p>
          </table:table-cell>
          <table:table-cell table:formula="of:=[.H18]*[.D5]" office:value-type="currency" office:currency="EUR" office:value="34.1620457472">
            <text:p>34,16 €</text:p>
          </table:table-cell>
          <table:table-cell table:style-name="ce9"/>
          <table:table-cell table:formula="of:=[.H20]/(1+[.D4])^([.A18]+1/2)" office:value-type="currency" office:currency="EUR" office:value="9.46717082019766">
            <text:p>9,47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6">06.01.2022</text:date>, <text:time>19:33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6T19:33:10.71</dc:date>
    <dc:creator>aaa </dc:creator>
    <meta:editing-duration>P2DT21H43M12S</meta:editing-duration>
    <meta:editing-cycles>49</meta:editing-cycles>
    <meta:generator>OpenOffice/4.1.5$Win32 OpenOffice.org_project/415m1$Build-9789</meta:generator>
    <meta:document-statistic meta:table-count="5" meta:cell-count="687" meta:object-count="0"/>
  </office:meta>
</office:document-meta>
</file>